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ortalService.getReques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Profil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Even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Link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Event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setPorta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Service.getConfiguration( String key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ortalService.getLayou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Configuration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Servic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ortalService.getSkin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Service.setServletContext( final ServletContext 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ortalService.setConfiguration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Service.getCople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Portal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setSkinDescriptions( List ski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ortalService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Service.getConfigurationAsBoolean( String key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ortalServic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Service.getVariable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User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ortalService.getPort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